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dobe Gothic Std" svg:font-family="'Adobe Gothic Std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dobe Gothic Std" fo:font-size="18pt" style:text-underline-style="solid" style:text-underline-width="auto" style:text-underline-color="font-color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Adobe Gothic Std" fo:font-size="24pt" style:text-underline-style="none" style:font-size-asian="24pt" style:font-size-complex="24pt"/>
    </style:style>
    <style:style style:name="P3" style:family="paragraph" style:parent-style-name="Standard">
      <style:text-properties officeooo:rsid="00183d75" officeooo:paragraph-rsid="00183d75"/>
    </style:style>
    <style:style style:name="P4" style:family="paragraph" style:parent-style-name="Standard" style:list-style-name="L1">
      <style:paragraph-properties fo:text-align="center" style:justify-single-word="false"/>
      <style:text-properties officeooo:rsid="00183d75" officeooo:paragraph-rsid="0019086c"/>
    </style:style>
    <style:style style:name="P5" style:family="paragraph" style:parent-style-name="Standard" style:list-style-name="L1">
      <style:paragraph-properties fo:text-align="start" style:justify-single-word="false"/>
      <style:text-properties fo:font-size="20pt" officeooo:rsid="00183d75" officeooo:paragraph-rsid="00183d75" style:font-size-asian="20pt" style:font-size-complex="20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20pt" officeooo:rsid="00183d75" officeooo:paragraph-rsid="001bf2c1" style:font-size-asian="20pt" style:font-size-complex="20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20pt" officeooo:rsid="0019086c" officeooo:paragraph-rsid="0019086c" style:font-size-asian="20pt" style:font-size-complex="20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20pt" officeooo:rsid="0022bf78" officeooo:paragraph-rsid="0022bf78" style:font-size-asian="20pt" style:font-size-complex="20pt"/>
    </style:style>
    <style:style style:name="P9" style:family="paragraph" style:parent-style-name="Standard">
      <style:text-properties fo:font-size="26pt" officeooo:rsid="0019086c" officeooo:paragraph-rsid="0019086c" style:font-size-asian="26pt" style:font-size-complex="26pt"/>
    </style:style>
    <style:style style:name="P10" style:family="paragraph" style:parent-style-name="Standard">
      <style:paragraph-properties fo:text-align="center" style:justify-single-word="false"/>
      <style:text-properties fo:font-size="26pt" officeooo:rsid="0019086c" officeooo:paragraph-rsid="0019086c" style:font-size-asian="26pt" style:font-size-complex="26pt"/>
    </style:style>
    <style:style style:name="P11" style:family="paragraph" style:parent-style-name="Standard">
      <style:text-properties fo:font-size="12pt" officeooo:rsid="0020c154" officeooo:paragraph-rsid="0020c154" style:font-size-asian="12pt" style:font-size-complex="12pt"/>
    </style:style>
    <style:style style:name="P12" style:family="paragraph" style:parent-style-name="Standard">
      <style:text-properties fo:font-size="14pt" style:text-underline-style="solid" style:text-underline-width="auto" style:text-underline-color="font-color" officeooo:rsid="0019086c" officeooo:paragraph-rsid="0019086c" style:font-size-asian="14pt" style:font-size-complex="14pt"/>
    </style:style>
    <style:style style:name="P13" style:family="paragraph" style:parent-style-name="Standard">
      <style:text-properties fo:font-size="14pt" style:text-underline-style="solid" style:text-underline-width="auto" style:text-underline-color="font-color" officeooo:rsid="001acda0" officeooo:paragraph-rsid="001cecf0" style:font-size-asian="14pt" style:font-size-complex="14pt"/>
    </style:style>
    <style:style style:name="P14" style:family="paragraph" style:parent-style-name="Standard">
      <style:text-properties fo:font-size="14pt" style:text-underline-style="solid" style:text-underline-width="auto" style:text-underline-color="font-color" officeooo:rsid="0020c154" officeooo:paragraph-rsid="0020c154" style:font-size-asian="14pt" style:font-size-complex="14pt"/>
    </style:style>
    <style:style style:name="P15" style:family="paragraph" style:parent-style-name="Standard">
      <style:text-properties fo:font-size="14pt" style:text-underline-style="solid" style:text-underline-width="auto" style:text-underline-color="font-color" officeooo:rsid="0022bf78" officeooo:paragraph-rsid="0022bf78" style:font-size-asian="14pt" style:font-size-complex="14pt"/>
    </style:style>
    <style:style style:name="P16" style:family="paragraph" style:parent-style-name="Standard">
      <style:text-properties fo:font-size="14pt" style:text-underline-style="solid" style:text-underline-width="auto" style:text-underline-color="font-color" officeooo:rsid="0027a074" officeooo:paragraph-rsid="0027a074" style:font-size-asian="14pt" style:font-size-complex="14pt"/>
    </style:style>
    <style:style style:name="P17" style:family="paragraph" style:parent-style-name="Standard">
      <style:text-properties fo:font-size="14pt" style:text-underline-style="solid" style:text-underline-width="auto" style:text-underline-color="font-color" officeooo:rsid="0028d6c7" officeooo:paragraph-rsid="0028d6c7" style:font-size-asian="14pt" style:font-size-complex="14pt"/>
    </style:style>
    <style:style style:name="P18" style:family="paragraph" style:parent-style-name="Standard">
      <style:text-properties fo:font-size="14pt" officeooo:rsid="0019086c" officeooo:paragraph-rsid="0019086c" style:font-size-asian="14pt" style:font-size-complex="14pt"/>
    </style:style>
    <style:style style:name="P19" style:family="paragraph" style:parent-style-name="Standard">
      <style:text-properties fo:font-size="14pt" officeooo:rsid="00183d75" officeooo:paragraph-rsid="00183d75" style:font-size-asian="14pt" style:font-size-complex="14pt"/>
    </style:style>
    <style:style style:name="P20" style:family="paragraph" style:parent-style-name="Standard">
      <style:text-properties fo:font-size="14pt" officeooo:rsid="001acda0" officeooo:paragraph-rsid="001cecf0" style:font-size-asian="14pt" style:font-size-complex="14pt"/>
    </style:style>
    <style:style style:name="P21" style:family="paragraph" style:parent-style-name="Standard">
      <style:text-properties fo:font-size="14pt" officeooo:rsid="001acda0" officeooo:paragraph-rsid="001f578e" style:font-size-asian="14pt" style:font-size-complex="14pt"/>
    </style:style>
    <style:style style:name="P22" style:family="paragraph" style:parent-style-name="Standard">
      <style:text-properties fo:font-size="14pt" officeooo:rsid="001d7a3d" officeooo:paragraph-rsid="001d7a3d" style:font-size-asian="14pt" style:font-size-complex="14pt"/>
    </style:style>
    <style:style style:name="P23" style:family="paragraph" style:parent-style-name="Standard">
      <style:text-properties fo:font-size="14pt" officeooo:rsid="001fd615" officeooo:paragraph-rsid="001fd615" style:font-size-asian="14pt" style:font-size-complex="14pt"/>
    </style:style>
    <style:style style:name="P24" style:family="paragraph" style:parent-style-name="Standard">
      <style:text-properties fo:font-size="14pt" officeooo:rsid="001cecf0" officeooo:paragraph-rsid="001fd615" style:font-size-asian="14pt" style:font-size-complex="14pt"/>
    </style:style>
    <style:style style:name="P25" style:family="paragraph" style:parent-style-name="Standard">
      <style:text-properties fo:font-size="14pt" officeooo:rsid="001cecf0" officeooo:paragraph-rsid="0020c154" style:font-size-asian="14pt" style:font-size-complex="14pt"/>
    </style:style>
    <style:style style:name="P26" style:family="paragraph" style:parent-style-name="Standard">
      <style:text-properties fo:font-size="14pt" officeooo:rsid="0020c154" officeooo:paragraph-rsid="0020c154" style:font-size-asian="14pt" style:font-size-complex="14pt"/>
    </style:style>
    <style:style style:name="P27" style:family="paragraph" style:parent-style-name="Standard">
      <style:text-properties fo:font-size="14pt" style:text-underline-style="none" officeooo:rsid="0022bf78" officeooo:paragraph-rsid="0022bf78" style:font-size-asian="14pt" style:font-size-complex="14pt"/>
    </style:style>
    <style:style style:name="P28" style:family="paragraph" style:parent-style-name="Standard">
      <style:text-properties fo:font-size="14pt" style:text-underline-style="none" officeooo:rsid="002734a3" officeooo:paragraph-rsid="002734a3" style:font-size-asian="14pt" style:font-size-complex="14pt"/>
    </style:style>
    <style:style style:name="P29" style:family="paragraph" style:parent-style-name="Standard">
      <style:text-properties fo:font-size="14pt" style:text-underline-style="none" officeooo:rsid="0027a074" officeooo:paragraph-rsid="0027a074" style:font-size-asian="14pt" style:font-size-complex="14pt"/>
    </style:style>
    <style:style style:name="P30" style:family="paragraph" style:parent-style-name="Standard">
      <style:text-properties fo:font-size="14pt" style:text-underline-style="none" officeooo:rsid="0028d6c7" officeooo:paragraph-rsid="0028d6c7" style:font-size-asian="14pt" style:font-size-complex="14pt"/>
    </style:style>
    <style:style style:name="T1" style:family="text">
      <style:text-properties officeooo:rsid="00170705"/>
    </style:style>
    <style:style style:name="T2" style:family="text">
      <style:text-properties officeooo:rsid="00183d75"/>
    </style:style>
    <style:style style:name="T3" style:family="text">
      <style:text-properties officeooo:rsid="0019086c"/>
    </style:style>
    <style:style style:name="T4" style:family="text">
      <style:text-properties officeooo:rsid="001bf2c1"/>
    </style:style>
    <style:style style:name="T5" style:family="text">
      <style:text-properties officeooo:rsid="001cecf0"/>
    </style:style>
    <style:style style:name="T6" style:family="text">
      <style:text-properties officeooo:rsid="001f578e"/>
    </style:style>
    <style:style style:name="T7" style:family="text">
      <style:text-properties officeooo:rsid="001fd615"/>
    </style:style>
    <style:style style:name="T8" style:family="text">
      <style:text-properties officeooo:rsid="0022d8db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2" text:outline-level="1"><text:span text:style-name="T1">CryptoProject Documentation</text:span></text:h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><text:soft-page-break/></text:h>
      <text:h text:style-name="P10" text:outline-level="1">SOMMAIRE</text:h>
      <text:h text:style-name="P10" text:outline-level="1"/>
      <text:h text:style-name="P10" text:outline-level="1"/>
      <text:h text:style-name="P10" text:outline-level="1"/>
      <text:h text:style-name="P3" text:outline-level="1"/>
      <text:list xml:id="list298995093" text:style-name="L1">
        <text:list-item>
          <text:h text:style-name="P5" text:outline-level="1">Démarrer le programme</text:h>
        </text:list-item>
        <text:list-item>
          <text:h text:style-name="P6" text:outline-level="1">Générer la clef public</text:h>
        </text:list-item>
        <text:list-item>
          <text:h text:style-name="P6" text:outline-level="1"><text:span text:style-name="T3">Chiffrer un message</text:span></text:h>
        </text:list-item>
        <text:list-item>
          <text:h text:style-name="P7" text:outline-level="1">Déchiffrer un message</text:h>
        </text:list-item>
        <text:list-item>
          <text:h text:style-name="P8" text:outline-level="1">Help</text:h>
          <text:h text:style-name="P4" text:outline-level="1"/>
        </text:list-item>
      </text:list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><text:soft-page-break/></text:h>
      <text:h text:style-name="P3" text:outline-level="1"/>
      <text:h text:style-name="P3" text:outline-level="1"/>
      <text:h text:style-name="P3" text:outline-level="1"/>
      <text:h text:style-name="P3" text:outline-level="1"/>
      <text:h text:style-name="P12" text:outline-level="1">1. Démarrer le programme</text:h>
      <text:h text:style-name="P18" text:outline-level="1"/>
      <text:h text:style-name="P18" text:outline-level="1">Il faut se situer dans le dossier racine, et lancer la commande<text:span text:style-name="T2">:</text:span></text:h>
      <text:h text:style-name="P19" text:outline-level="1"/>
      <text:h text:style-name="P19" text:outline-level="1"><text:tab/>php cryptoproject.php</text:h>
      <text:h text:style-name="P19" text:outline-level="1"/>
      <text:h text:style-name="P19" text:outline-level="1">A partir de là 3 choix s’offrent a l’utilisateur: <text:span text:style-name="T3">1, 2 ,3 chacun correspond a une étape.</text:span></text:h>
      <text:h text:style-name="P19" text:outline-level="1"/>
      <text:h text:style-name="P19" text:outline-level="1"/>
      <text:h text:style-name="P12" text:outline-level="1">2. Génération de la clef public</text:h>
      <text:h text:style-name="P18" text:outline-level="1"/>
      <text:h text:style-name="P18" text:outline-level="1">Après avoir rentré le chiffre 1 dans le prompt, une suite super croissante vous est demandée, les éléments de la suite doivent êtres séparées par une virgules.</text:h>
      <text:h text:style-name="P18" text:outline-level="1"/>
      <text:h text:style-name="P20" text:outline-level="1">Ensuite <text:span text:style-name="T4">une suite super-croissante est demandé a l’utilisateur, si un caractère autre qu’un chiffre est entré il ne sera pas pris en compte. Si la suite n’est pas super-croissante une nouvelle entrée utilisateur est demandée jusqu’a ce que celle-ci respecte les critères mathématiques.</text:span></text:h>
      <text:h text:style-name="P20" text:outline-level="1"/>
      <text:h text:style-name="P21" text:outline-level="1"><text:span text:style-name="T5">Une fois la suite validée un nombre M est demandée, il faut que M soit plus grand que la somme des nombre de la suite super-croissante, <text:s/>en cas d’erreur une nouvelle saisie sera redemandé automatiquement.</text:span></text:h>
      <text:h text:style-name="P20" text:outline-level="1"/>
      <text:h text:style-name="P22" text:outline-level="1">Enfin il faut entrer N dont le PGCD par rapport <text:span text:style-name="T6">a M doit être de 1, en cas d’erreur une nouvelle saisie sera redemandé automatiquement.</text:span></text:h>
      <text:h text:style-name="P20" text:outline-level="1"/>
      <text:h text:style-name="P23" text:outline-level="1">Une fois la clef généré celle-ci est enregistrée dans une variable GLOBAL et ne pourra être réutilisé <text:s/>si l’exécution du programme est interrompue.</text:h>
      <text:h text:style-name="P20" text:outline-level="1"/>
      <text:h text:style-name="P20" text:outline-level="1"/>
      <text:h text:style-name="P20" text:outline-level="1"/>
      <text:h text:style-name="P13" text:outline-level="1">3. Chiffrer un message</text:h>
      <text:h text:style-name="P20" text:outline-level="1"/>
      <text:h text:style-name="P24" text:outline-level="1">Après avoir rentré le chiffre 2 dans le prompt, <text:span text:style-name="T7">si une suite super-croissante n’est pas présente elle est demandée l’utilisateur doit la rentrée (se référer au deuxième paragraphe du chapitre 2).</text:span></text:h>
      <text:h text:style-name="P24" text:outline-level="1"/>
      <text:h text:style-name="P25" text:outline-level="1"><text:span text:style-name="T7">Le message a crypté est ensuite demandée. </text:span></text:h>
      <text:h text:style-name="P25" text:outline-level="1"/>
      <text:h text:style-name="P25" text:outline-level="1"><text:span text:style-name="T7">Une fois que le message <text:s/>est crypté il s’affiche a l’écran.</text:span></text:h>
      <text:h text:style-name="P24" text:outline-level="1"><text:soft-page-break/></text:h>
      <text:h text:style-name="P24" text:outline-level="1"/>
      <text:h text:style-name="P14" text:outline-level="1">4. Déchiffrer un message</text:h>
      <text:h text:style-name="P14" text:outline-level="1"/>
      <text:h text:style-name="P28" text:outline-level="1">Afin de déchiffrer le message si il manque une suite super-croissante le programme demande de la rentrer</text:h>
      <text:h text:style-name="P14" text:outline-level="1"/>
      <text:h text:style-name="P14" text:outline-level="1"/>
      <text:h text:style-name="P15" text:outline-level="1">5. Help</text:h>
      <text:h text:style-name="P15" text:outline-level="1"/>
      <text:h text:style-name="P27" text:outline-level="1">Toute la documentation ci-contre peut être retrouvée en tapant <text:span text:style-name="T8">--</text:span>help dans le prompt.</text:h>
      <text:h text:style-name="P27" text:outline-level="1"/>
      <text:h text:style-name="P27" text:outline-level="1"/>
      <text:h text:style-name="P27" text:outline-level="1"/>
      <text:h text:style-name="P16" text:outline-level="1">6. Test ( Etape 04)</text:h>
      <text:h text:style-name="P16" text:outline-level="1"/>
      <text:h text:style-name="P16" text:outline-level="1"/>
      <text:h text:style-name="P16" text:outline-level="1"/>
      <text:h text:style-name="P16" text:outline-level="1"/>
      <text:h text:style-name="P17" text:outline-level="1">Chiffrage :</text:h>
      <text:h text:style-name="P30" text:outline-level="1"/>
      <text:h text:style-name="P29" text:outline-level="1">Je suis% , : $$ une Vache!!! 99</text:h>
      <text:h text:style-name="P29" text:outline-level="1"/>
      <text:h text:style-name="P29" text:outline-level="1"/>
      <text:h text:style-name="P30" text:outline-level="1">jefkjzefiuezfh !"'èç!(è!ç('é'!ç"("' n,bfezijfn efkjehf <text:s/>$ù $^mù =$m =ù mùm;ezfjbfjezn fkez feoij efkjfnlé&amp;;é"ùml:rm:rùm;$m ;^pk $;"éôjrm;é^pl p:v ok,;é""n éeée;"rp^rlm ;ô k^pk"é^;ré"l,rl; p^l)à l;'é"lmt',ù'm"(;àç780Y76"à!u'BNOIU4H8945JO</text:h>
      <text:h text:style-name="P26" text:outline-level="1"/>
      <text:h text:style-name="P11" text:outline-level="1"/>
      <text:h text:style-name="P3" text:outline-level="1"/>
      <text:h text:style-name="Standard" text:outline-level="1"/>
      <text:h text:style-name="Standard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dobe Gothic Std" svg:font-family="'Adobe Gothic Std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style:writing-mode="pag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09:55:17.959509356</meta:creation-date>
    <dc:date>2018-07-06T16:15:37.678264690</dc:date>
    <meta:editing-duration>PT3H18M34S</meta:editing-duration>
    <meta:editing-cycles>6</meta:editing-cycles>
    <meta:generator>LibreOffice/5.3.6.1$MacOSX_X86_64 LibreOffice_project/686f202eff87ef707079aeb7f485847613344eb7</meta:generator>
    <meta:document-statistic meta:table-count="0" meta:image-count="0" meta:object-count="0" meta:page-count="4" meta:paragraph-count="29" meta:word-count="342" meta:character-count="2126" meta:non-whitespace-character-count="1813"/>
  </office:meta>
</office:document-meta>
</file>